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artzSupportTests.multipleSchedulersWithQuartz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artzSupportTests.schedulerWithHsql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artzSupportTests.schedulerAutoStartup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uartzSupportTests.schedulerWithTask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QuartzSupportTests.schedulerFactoryBeanWithCustomJob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QuartzSupportTests.context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Job.execute( JobExecutionContext jobExecu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SupportTests.schedulerWithQuartzJob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QuartzSupportTests.multipleSchedu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ummyJobBean.setParam( in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artzSupportTests.createScheduler( SchedulerFactory schedulerFactory , String schedul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SupportTests.jobDetailWithRunnableInsteadOfJo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ummyRunnable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ummyJob.setParam( in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artzSupportTests.schedulerRepositoryExpos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artzSupportTests.twoAnonymousMethodInvokingJobDetailFactory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untingTaskExecutor.execute( Runnable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artzSupportTests.schedulerAutoStartsOnContextRefreshedEvent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artzSupportTests.schedulerWithSpringBeanJobFactoryAndJobScheduling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QuartzSupportTests.schedulerWithSpringBeanJobFactoryAndParamMismatchNotIgno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QuartzSupportTests.schedulerWithSpringBeanJob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QuartzSupportTests.schedulerWithSpringBeanJobFactoryAndQuartzJob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ummyJobBean.executeInternal( JobExecutionContext jobExecu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SupportTests.schedulerFactoryBeanWith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QuartzSupportTests.schedulerAccesso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